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599d"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Noto Sans CJK SC Regular" style:font-name-complex="Lohit Devanagari"/>
    </style:style>
    <style:style style:name="T1" style:family="text">
      <style:text-properties style:letter-kerning="true" style:font-name-asian="Ubuntu" style:font-name-complex="Ubuntu" style:font-size-asian="6.09999990463257pt" style:font-size-complex="6.09999990463257pt"/>
    </style:style>
  </office:automatic-styles>
  <office:body>
    <office:spreadsheet>
      <table:calculation-settings table:automatic-find-labels="false" table:use-regular-expressions="false" table:use-wildcards="true"/>
      <table:table table:name="Final App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FINAL APP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Technical Requirement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ử dụng Boostrap, Jquery, Jquery Valid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llow performance, best practi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ó pagin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ó unit test (ít nhất ở model, servic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ó responsive trên mob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m bắt buộc: devise, paperclip, kaminari, pg, sass-rails, coffee-rails, slim-rails, i18n-js, js-rout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Features Requirement: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Website quản lí ảnh</text:span>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gn U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gi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 Dashboard (2 Tabs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fi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pdate profi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nge ava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bum ảnh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eate/Edit Album (title, description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 hình vào album (+ title, description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lete Album (tất cả các hình bị xóa theo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óa từng hình trong album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Edit title, description của hình trong albu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k private/public albu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k private/public từng hình trong albu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ome Pag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Hiển thị tất cả các public album được update mới nhất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Trong mỗi album hiển thị các hình được publ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ke/Unlike Album (sử dụng AJAX ko load lại page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10:52:56.604830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33:28.013568218</meta:creation-date>
    <meta:generator>LibreOffice/5.4.5.1$Linux_X86_64 LibreOffice_project/40m0$Build-1</meta:generator>
    <dc:date>2018-04-03T11:33:52.053774931</dc:date>
    <meta:editing-duration>PT3H25M44S</meta:editing-duration>
    <meta:editing-cycles>169</meta:editing-cycles>
    <meta:document-statistic meta:table-count="1" meta:cell-count="28" meta:object-count="0"/>
  </office:meta>
</office:document-meta>
</file>